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0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(ms)</text:p>
          </table:table-cell>
          <table:table-cell office:value-type="string">
            <text:p>off</text:p>
          </table:table-cell>
          <table:table-cell office:value-type="string">
            <text:p>on</text:p>
          </table:table-cell>
          <table:table-cell office:value-type="string">
            <text:p>off</text:p>
          </table:table-cell>
          <table:table-cell office:value-type="string">
            <text:p>on</text:p>
          </table:table-cell>
          <table:table-cell office:value-type="string">
            <text:p>0.7tau b+0.3</text:p>
          </table:table-cell>
        </table:table-row>
        <table:table-row table:style-name="ro1">
          <table:table-cell office:value-type="string">
            <text:p>avrora</text:p>
          </table:table-cell>
          <table:table-cell office:value-type="float" office:value="14657">
            <text:p>14657</text:p>
          </table:table-cell>
          <table:table-cell office:value-type="float" office:value="14377">
            <text:p>14377</text:p>
          </table:table-cell>
          <table:table-cell office:value-type="float" office:value="18238">
            <text:p>18238</text:p>
          </table:table-cell>
          <table:table-cell office:value-type="float" office:value="17358">
            <text:p>17358</text:p>
          </table:table-cell>
          <table:table-cell office:value-type="float" office:value="17828">
            <text:p>17828</text:p>
          </table:table-cell>
        </table:table-row>
        <table:table-row table:style-name="ro1">
          <table:table-cell office:value-type="string">
            <text:p>eclipse</text:p>
          </table:table-cell>
          <table:table-cell office:value-type="float" office:value="128628">
            <text:p>128628</text:p>
          </table:table-cell>
          <table:table-cell office:value-type="float" office:value="129993">
            <text:p>129993</text:p>
          </table:table-cell>
          <table:table-cell office:value-type="float" office:value="433186">
            <text:p>433186</text:p>
          </table:table-cell>
          <table:table-cell office:value-type="float" office:value="171196">
            <text:p>171196</text:p>
          </table:table-cell>
          <table:table-cell office:value-type="float" office:value="190105">
            <text:p>190105</text:p>
          </table:table-cell>
        </table:table-row>
        <table:table-row table:style-name="ro1">
          <table:table-cell office:value-type="string">
            <text:p>fop</text:p>
          </table:table-cell>
          <table:table-cell office:value-type="float" office:value="12951">
            <text:p>12951</text:p>
          </table:table-cell>
          <table:table-cell office:value-type="float" office:value="13000">
            <text:p>13000</text:p>
          </table:table-cell>
          <table:table-cell office:value-type="float" office:value="16029">
            <text:p>16029</text:p>
          </table:table-cell>
          <table:table-cell office:value-type="float" office:value="17748">
            <text:p>17748</text:p>
          </table:table-cell>
          <table:table-cell office:value-type="float" office:value="17308">
            <text:p>17308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float" office:value="49313">
            <text:p>49313</text:p>
          </table:table-cell>
          <table:table-cell office:value-type="float" office:value="48837">
            <text:p>48837</text:p>
          </table:table-cell>
          <table:table-cell office:value-type="float" office:value="2991145">
            <text:p>2991145</text:p>
          </table:table-cell>
          <table:table-cell office:value-type="float" office:value="37778">
            <text:p>37778</text:p>
          </table:table-cell>
          <table:table-cell office:value-type="float" office:value="42287">
            <text:p>42287</text:p>
          </table:table-cell>
        </table:table-row>
        <table:table-row table:style-name="ro1">
          <table:table-cell office:value-type="string">
            <text:p>jython</text:p>
          </table:table-cell>
          <table:table-cell office:value-type="float" office:value="38933">
            <text:p>38933</text:p>
          </table:table-cell>
          <table:table-cell office:value-type="float" office:value="40724">
            <text:p>40724</text:p>
          </table:table-cell>
          <table:table-cell office:value-type="float" office:value="49847">
            <text:p>49847</text:p>
          </table:table-cell>
          <table:table-cell office:value-type="float" office:value="47796">
            <text:p>47796</text:p>
          </table:table-cell>
          <table:table-cell office:value-type="float" office:value="49474">
            <text:p>49474</text:p>
          </table:table-cell>
        </table:table-row>
        <table:table-row table:style-name="ro1">
          <table:table-cell office:value-type="string">
            <text:p>luindex</text:p>
          </table:table-cell>
          <table:table-cell office:value-type="float" office:value="5068">
            <text:p>5068</text:p>
          </table:table-cell>
          <table:table-cell office:value-type="float" office:value="5029">
            <text:p>5029</text:p>
          </table:table-cell>
          <table:table-cell office:value-type="float" office:value="6268">
            <text:p>6268</text:p>
          </table:table-cell>
          <table:table-cell office:value-type="float" office:value="6144">
            <text:p>6144</text:p>
          </table:table-cell>
          <table:table-cell office:value-type="float" office:value="6788">
            <text:p>6788</text:p>
          </table:table-cell>
        </table:table-row>
        <table:table-row table:style-name="ro1">
          <table:table-cell office:value-type="string">
            <text:p>lusearch</text:p>
          </table:table-cell>
          <table:table-cell office:value-type="float" office:value="12728">
            <text:p>12728</text:p>
          </table:table-cell>
          <table:table-cell office:value-type="float" office:value="12737">
            <text:p>12737</text:p>
          </table:table-cell>
          <table:table-cell office:value-type="float" office:value="15821">
            <text:p>15821</text:p>
          </table:table-cell>
          <table:table-cell office:value-type="float" office:value="16029">
            <text:p>16029</text:p>
          </table:table-cell>
          <table:table-cell office:value-type="float" office:value="16316">
            <text:p>16316</text:p>
          </table:table-cell>
        </table:table-row>
        <table:table-row table:style-name="ro1">
          <table:table-cell office:value-type="string">
            <text:p>pmd</text:p>
          </table:table-cell>
          <table:table-cell office:value-type="float" office:value="22158">
            <text:p>22158</text:p>
          </table:table-cell>
          <table:table-cell office:value-type="float" office:value="22123">
            <text:p>22123</text:p>
          </table:table-cell>
          <table:table-cell office:value-type="float" office:value="27475">
            <text:p>27475</text:p>
          </table:table-cell>
          <table:table-cell office:value-type="float" office:value="26530">
            <text:p>26530</text:p>
          </table:table-cell>
          <table:table-cell office:value-type="float" office:value="27195">
            <text:p>27195</text:p>
          </table:table-cell>
        </table:table-row>
        <table:table-row table:style-name="ro1">
          <table:table-cell office:value-type="string">
            <text:p>sunflow</text:p>
          </table:table-cell>
          <table:table-cell office:value-type="float" office:value="24072">
            <text:p>24072</text:p>
          </table:table-cell>
          <table:table-cell office:value-type="float" office:value="24458">
            <text:p>24458</text:p>
          </table:table-cell>
          <table:table-cell office:value-type="float" office:value="29067">
            <text:p>29067</text:p>
          </table:table-cell>
          <table:table-cell office:value-type="float" office:value="30805">
            <text:p>30805</text:p>
          </table:table-cell>
          <table:table-cell office:value-type="float" office:value="31377">
            <text:p>31377</text:p>
          </table:table-cell>
        </table:table-row>
        <table:table-row table:style-name="ro1">
          <table:table-cell office:value-type="string">
            <text:p>tomcat</text:p>
          </table:table-cell>
          <table:table-cell office:value-type="float" office:value="24098">
            <text:p>24098</text:p>
          </table:table-cell>
          <table:table-cell office:value-type="float" office:value="23767">
            <text:p>23767</text:p>
          </table:table-cell>
          <table:table-cell office:value-type="float" office:value="29034">
            <text:p>29034</text:p>
          </table:table-cell>
          <table:table-cell office:value-type="float" office:value="29370">
            <text:p>29370</text:p>
          </table:table-cell>
          <table:table-cell office:value-type="float" office:value="30342">
            <text:p>30342</text:p>
          </table:table-cell>
        </table:table-row>
        <table:table-row table:style-name="ro1">
          <table:table-cell office:value-type="string">
            <text:p>tradebeans</text:p>
          </table:table-cell>
          <table:table-cell office:value-type="float" office:value="23046">
            <text:p>23046</text:p>
          </table:table-cell>
          <table:table-cell office:value-type="float" office:value="23209">
            <text:p>23209</text:p>
          </table:table-cell>
          <table:table-cell office:value-type="float" office:value="54152">
            <text:p>54152</text:p>
          </table:table-cell>
          <table:table-cell office:value-type="float" office:value="29416">
            <text:p>29416</text:p>
          </table:table-cell>
          <table:table-cell office:value-type="float" office:value="29942">
            <text:p>29942</text:p>
          </table:table-cell>
        </table:table-row>
        <table:table-row table:style-name="ro1">
          <table:table-cell office:value-type="string">
            <text:p>tradesoap</text:p>
          </table:table-cell>
          <table:table-cell office:value-type="float" office:value="82364">
            <text:p>82364</text:p>
          </table:table-cell>
          <table:table-cell office:value-type="float" office:value="82255">
            <text:p>82255</text:p>
          </table:table-cell>
          <table:table-cell office:value-type="float" office:value="796455">
            <text:p>796455</text:p>
          </table:table-cell>
          <table:table-cell office:value-type="float" office:value="110001">
            <text:p>110001</text:p>
          </table:table-cell>
          <table:table-cell office:value-type="float" office:value="106022">
            <text:p>106022</text:p>
          </table:table-cell>
        </table:table-row>
        <table:table-row table:style-name="ro1">
          <table:table-cell office:value-type="string">
            <text:p>xalan</text:p>
          </table:table-cell>
          <table:table-cell office:value-type="float" office:value="16980">
            <text:p>16980</text:p>
          </table:table-cell>
          <table:table-cell office:value-type="float" office:value="17037">
            <text:p>17037</text:p>
          </table:table-cell>
          <table:table-cell office:value-type="float" office:value="21351">
            <text:p>21351</text:p>
          </table:table-cell>
          <table:table-cell office:value-type="float" office:value="22948">
            <text:p>22948</text:p>
          </table:table-cell>
          <table:table-cell office:value-type="float" office:value="22036">
            <text:p>22036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2:.B14])" office:value-type="float" office:value="454996">
            <text:p>454996</text:p>
          </table:table-cell>
          <table:table-cell table:formula="of:=SUM([.C2:.C14])" office:value-type="float" office:value="457546">
            <text:p>457546</text:p>
          </table:table-cell>
          <table:table-cell table:formula="of:=SUM([.D2:.D14])" office:value-type="float" office:value="4488068">
            <text:p>4488068</text:p>
          </table:table-cell>
          <table:table-cell table:formula="of:=SUM([.E2:.E14])" office:value-type="float" office:value="563119">
            <text:p>563119</text:p>
          </table:table-cell>
          <table:table-cell table:formula="of:=SUM([.F2:.F14])" office:value-type="float" office:value="587020">
            <text:p>587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正黑" fo:language="en" fo:country="US" style:font-name-asian="文泉驿正黑1" style:language-asian="zh" style:country-asian="CN" style:font-name-complex="文泉驿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00／00／00</text:date>, <text:time style:data-style-name="N2" text:time-value="0000-00-00T13:45:2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9T13:47:31</dc:date>
    <dc:creator>xiehuc </dc:creator>
    <meta:generator>LibreOffice/3.6$Linux_X86_64 LibreOffice_project/360m1$Build-2</meta:generator>
    <meta:editing-duration>PT20M43S</meta:editing-duration>
    <meta:editing-cycles>8</meta:editing-cycles>
    <meta:document-statistic meta:table-count="1" meta:cell-count="90" meta:object-count="0"/>
  </office:meta>
</office:document-meta>
</file>